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_20__28_Web_29_">
      <style:paragraph-properties fo:margin-top="0in" fo:margin-bottom="0in" style:contextual-spacing="false" fo:text-align="center" style:justify-single-word="false"/>
    </style:style>
    <style:style style:name="P2" style:family="paragraph" style:parent-style-name="Normal_20__28_Web_29_">
      <style:paragraph-properties fo:margin-top="0in" fo:margin-bottom="0in" style:contextual-spacing="false"/>
      <style:text-properties style:font-name="Times New Roman" style:font-name-asian="Times New Roman" style:font-name-complex="Times New Roman"/>
    </style:style>
    <style:style style:name="P3" style:family="paragraph" style:parent-style-name="Normal_20__28_Web_29_">
      <style:paragraph-properties fo:margin-left="0in" fo:margin-right="0in" fo:margin-top="0in" fo:margin-bottom="0in" style:contextual-spacing="false" fo:text-indent="0.5in" style:auto-text-indent="false"/>
    </style:style>
    <style:style style:name="P4" style:family="paragraph" style:parent-style-name="Normal_20__28_Web_29_">
      <style:paragraph-properties fo:margin-top="0in" fo:margin-bottom="0in" style:contextual-spacing="false"/>
      <style:text-properties style:font-name="Times New Roman"/>
    </style:style>
    <style:style style:name="P5" style:family="paragraph" style:parent-style-name="Header">
      <style:paragraph-properties fo:margin-left="0in" fo:margin-right="0.25in" fo:text-indent="0in" style:auto-text-indent="false"/>
    </style:style>
    <style:style style:name="P6" style:family="paragraph" style:parent-style-name="Footer">
      <style:paragraph-properties fo:margin-left="0in" fo:margin-right="0.25in" fo:text-indent="0in" style:auto-text-indent="false"/>
    </style:style>
    <style:style style:name="P7" style:family="paragraph" style:parent-style-name="Normal_20__28_Web_29_">
      <style:paragraph-properties fo:margin-top="0in" fo:margin-bottom="0in" style:contextual-spacing="false"/>
    </style:style>
    <style:style style:name="P8" style:family="paragraph" style:parent-style-name="Normal_20__28_Web_29_">
      <style:paragraph-properties fo:margin-top="0in" fo:margin-bottom="0in" style:contextual-spacing="false" fo:text-align="center" style:justify-single-word="false"/>
    </style:style>
    <style:style style:name="P9" style:family="paragraph" style:parent-style-name="Normal_20__28_Web_29_">
      <style:paragraph-properties fo:margin-top="0in" fo:margin-bottom="0in" style:contextual-spacing="false"/>
      <style:text-properties style:font-name="Times New Roman"/>
    </style:style>
    <style:style style:name="P10" style:family="paragraph" style:parent-style-name="Normal_20__28_Web_29_">
      <style:paragraph-properties fo:margin-top="0in" fo:margin-bottom="0in" style:contextual-spacing="false"/>
      <style:text-properties style:font-name="Times New Roman" style:font-name-asian="Times New Roman" style:font-name-complex="Times New Roman"/>
    </style:style>
    <style:style style:name="P11" style:family="paragraph" style:parent-style-name="Normal_20__28_Web_29_">
      <style:paragraph-properties fo:margin-top="0in" fo:margin-bottom="0in" style:contextual-spacing="false" fo:text-align="center" style:justify-single-word="false"/>
      <style:text-properties style:font-name="Times New Roman" style:font-name-asian="Times New Roman" style:font-name-complex="Times New Roman"/>
    </style:style>
    <style:style style:name="P12" style:family="paragraph" style:parent-style-name="Normal_20__28_Web_29_">
      <style:paragraph-properties fo:margin-top="0in" fo:margin-bottom="0in" style:contextual-spacing="false"/>
      <style:text-properties style:font-name="Times New Roman" fo:font-size="14pt" fo:font-weight="bold" style:font-name-asian="Times New Roman" style:font-size-asian="14pt" style:font-weight-asian="bold" style:font-name-complex="Times New Roman"/>
    </style:style>
    <style:style style:name="P13" style:family="paragraph" style:parent-style-name="Normal_20__28_Web_29_">
      <style:paragraph-properties fo:margin-top="0in" fo:margin-bottom="0in" style:contextual-spacing="false"/>
      <style:text-properties style:font-name="Times New Roman" fo:font-weight="bold" style:font-name-asian="Times New Roman" style:font-weight-asian="bold" style:font-name-complex="Times New Roman"/>
    </style:style>
    <style:style style:name="P14" style:family="paragraph" style:parent-style-name="Normal_20__28_Web_29_">
      <style:paragraph-properties fo:margin-left="0in" fo:margin-right="0in" fo:margin-top="0in" fo:margin-bottom="0in" style:contextual-spacing="false" fo:text-indent="0.5in" style:auto-text-indent="false"/>
    </style:style>
    <style:style style:name="P15" style:family="paragraph" style:parent-style-name="Normal_20__28_Web_29_">
      <style:paragraph-properties fo:margin-left="0in" fo:margin-right="0in" fo:margin-top="0in" fo:margin-bottom="0in" style:contextual-spacing="false" fo:text-indent="0.5in" style:auto-text-indent="false"/>
      <style:text-properties style:font-name="Times New Roman" style:font-name-asian="Times New Roman" style:font-name-complex="Times New Roman"/>
    </style:style>
    <style:style style:name="P16" style:family="paragraph" style:parent-style-name="Normal_20__28_Web_29_">
      <style:paragraph-properties fo:margin-left="0.25in" fo:margin-right="0in" fo:margin-top="0in" fo:margin-bottom="0in" style:contextual-spacing="false" fo:text-indent="0in" style:auto-text-indent="false"/>
      <style:text-properties style:font-name="Times New Roman" style:font-name-asian="Times New Roman" style:font-name-complex="Times New Roman"/>
    </style:style>
    <style:style style:name="P17" style:family="paragraph" style:parent-style-name="Normal_20__28_Web_29_">
      <style:paragraph-properties fo:margin-left="0.5in" fo:margin-right="0in" fo:margin-top="0in" fo:margin-bottom="0in" style:contextual-spacing="false" fo:text-indent="0in" style:auto-text-indent="false"/>
    </style:style>
    <style:style style:name="P18" style:family="paragraph" style:parent-style-name="Normal_20__28_Web_29_">
      <style:paragraph-properties fo:margin-left="0.5in" fo:margin-right="0in" fo:margin-top="0in" fo:margin-bottom="0in" style:contextual-spacing="false" fo:text-indent="0in" style:auto-text-indent="false"/>
      <style:text-properties style:font-name="Times New Roman" style:font-name-asian="Times New Roman" style:font-name-complex="Times New Roman"/>
    </style:style>
    <style:style style:name="P19" style:family="paragraph" style:parent-style-name="Normal_20__28_Web_29_">
      <style:paragraph-properties fo:margin-top="0.1665in" fo:margin-bottom="0in" style:contextual-spacing="false"/>
    </style:style>
    <style:style style:name="P20" style:family="paragraph" style:parent-style-name="Normal_20__28_Web_29_">
      <style:paragraph-properties fo:margin-top="0in" fo:margin-bottom="0in" style:contextual-spacing="false"/>
      <style:text-properties style:font-name="Times New Roman"/>
    </style:style>
    <style:style style:name="P21" style:family="paragraph" style:parent-style-name="Normal_20__28_Web_29_">
      <style:paragraph-properties fo:margin-top="0in" fo:margin-bottom="0in" style:contextual-spacing="false"/>
      <style:text-properties style:font-name="Times New Roman" style:font-name-asian="Times New Roman" style:font-name-complex="Times New Roman"/>
    </style:style>
    <style:style style:name="P22" style:family="paragraph" style:parent-style-name="Normal_20__28_Web_29_" style:list-style-name="WW8Num4">
      <style:paragraph-properties fo:margin-top="0in" fo:margin-bottom="0in" style:contextual-spacing="false">
        <style:tab-stops>
          <style:tab-stop style:position="0.2917in"/>
        </style:tab-stops>
      </style:paragraph-properties>
      <style:text-properties style:font-name="Times New Roman"/>
    </style:style>
    <style:style style:name="P23" style:family="paragraph" style:parent-style-name="Normal_20__28_Web_29_">
      <style:paragraph-properties fo:margin-top="0in" fo:margin-bottom="0in" style:contextual-spacing="false" fo:text-align="center" style:justify-single-word="false"/>
    </style:style>
    <style:style style:name="P24" style:family="paragraph" style:parent-style-name="Normal_20__28_Web_29_">
      <style:paragraph-properties fo:margin-left="0in" fo:margin-right="0in" fo:margin-top="0in" fo:margin-bottom="0in" style:contextual-spacing="false" fo:text-indent="0.5in" style:auto-text-indent="false"/>
    </style:style>
    <style:style style:name="P25" style:family="paragraph" style:parent-style-name="Heading_20_1" style:master-page-name="Standard">
      <style:paragraph-properties fo:text-align="center" style:justify-single-word="false" style:page-number="auto"/>
      <style:text-properties fo:font-size="16pt" style:font-size-asian="16pt"/>
    </style:style>
    <style:style style:name="T1" style:family="text">
      <style:text-properties style:font-name="Times New Roman" officeooo:rsid="000d96b4"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style:font-name-asian="Times New Roman" style:font-name-complex="Times New Roman"/>
    </style:style>
    <style:style style:name="T4" style:family="text">
      <style:text-properties style:font-name="Symbol"/>
    </style:style>
    <style:style style:name="T5" style:family="text">
      <style:text-properties style:font-name="Times New Roman"/>
    </style:style>
    <style:style style:name="T6" style:family="text">
      <style:text-properties style:font-name="Times New Roman" style:font-name-asian="Times New Roman" style:font-name-complex="Times New Roman"/>
    </style:style>
    <style:style style:name="T7" style:family="text">
      <style:text-properties style:font-name="Times New Roman" officeooo:rsid="000d96b4" style:font-name-asian="Times New Roman" style:font-name-complex="Times New Roman"/>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style>
    <style:style style:name="T10" style:family="text">
      <style:text-properties style:font-name="Times New Roman" fo:font-style="italic" style:font-name-asian="Times New Roman" style:font-style-asian="italic" style:font-name-complex="Times New Roman"/>
    </style:style>
    <style:style style:name="T11" style:family="text">
      <style:text-properties style:font-name="Times New Roman" fo:font-weight="bold" style:font-weight-asian="bold"/>
    </style:style>
    <style:style style:name="T12" style:family="text">
      <style:text-properties style:font-name="Times New Roman" fo:font-weight="bold" style:font-name-asian="Times New Roman" style:font-weight-asian="bold" style:font-name-complex="Times New Roman"/>
    </style:style>
    <style:style style:name="T13" style:family="text">
      <style:text-properties style:font-name="Symbol"/>
    </style:style>
    <style:style style:name="T14" style:family="text">
      <style:text-properties style:font-name="Arial Unicode MS" style:font-name-complex="Arial Unicode MS"/>
    </style:style>
    <style:style style:name="T15" style:family="text">
      <style:text-properties style:text-position="super 58%" style:font-name="Times New Roman" style:font-name-asian="Times New Roman" style:font-name-complex="Times New Roman"/>
    </style:style>
    <style:style style:name="T16" style:family="text">
      <style:text-properties style:text-position="sub 58%" style:font-name="Times New Roman" style:font-name-asian="Times New Roman" style:font-name-complex="Times New Roman"/>
    </style:style>
    <style:style style:name="T17" style:family="text">
      <style:text-properties style:font-name-asian="Times New Roman" style:font-name-complex="Times New Roman"/>
    </style:style>
    <style:style style:name="T1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xml:id="ct47109040" text:id="ct47109040">
          <text:insertion>
            <office:change-info>
              <dc:creator>Unknown Author</dc:creator>
              <dc:date>2015-06-13T18:39:00</dc:date>
            </office:change-info>
          </text:insertion>
        </text:changed-region>
        <text:changed-region xml:id="ct47109264" text:id="ct47109264">
          <text:deletion>
            <office:change-info>
              <dc:creator>Unknown Author</dc:creator>
              <dc:date>2015-06-13T18:39:00</dc:date>
            </office:change-info>
            <text:p text:style-name="P1"><text:span text:style-name="T1"><text:date style:data-style-name="N76" text:date-value="2015-06-13T18:47:07.718355227">June 13, 2015</text:date></text:span></text:p>
          </text:deletion>
        </text:changed-region>
        <text:changed-region xml:id="ct46839568" text:id="ct46839568">
          <text:deletion>
            <office:change-info>
              <dc:creator>Unknown Author</dc:creator>
              <dc:date>2015-06-13T18:39:00</dc:date>
            </office:change-info>
            <text:p text:style-name="P2">Is grammar a big enough topic that it requires its own, later, section or even its own paper?)</text:p>
          </text:deletion>
        </text:changed-region>
        <text:changed-region xml:id="ct46740048" text:id="ct46740048">
          <text:deletion>
            <office:change-info>
              <dc:creator>Unknown Author</dc:creator>
              <dc:date>2015-06-13T18:39:00</dc:date>
            </office:change-info>
            <text:p text:style-name="P2">Grammar is the place where ordering is everything. </text:p>
          </text:deletion>
        </text:changed-region>
        <text:changed-region xml:id="ct47220176" text:id="ct47220176">
          <text:deletion>
            <office:change-info>
              <dc:creator>Unknown Author</dc:creator>
              <dc:date>2015-06-13T18:39:00</dc:date>
            </office:change-info>
            <text:p text:style-name="P2">‘grammar’ in this section? <text:s/></text:p>
          </text:deletion>
        </text:changed-region>
        <text:changed-region xml:id="ct46837024" text:id="ct46837024">
          <text:deletion>
            <office:change-info>
              <dc:creator>Unknown Author</dc:creator>
              <dc:date>2015-06-13T18:39:00</dc:date>
            </office:change-info>
            <text:p text:style-name="P2">the concept of </text:p>
          </text:deletion>
        </text:changed-region>
        <text:changed-region xml:id="ct46836768" text:id="ct46836768">
          <text:deletion>
            <office:change-info>
              <dc:creator>Unknown Author</dc:creator>
              <dc:date>2015-06-13T18:39:00</dc:date>
            </office:change-info>
            <text:p text:style-name="P2"><text:s/></text:p>
          </text:deletion>
        </text:changed-region>
        <text:changed-region xml:id="ct46706176" text:id="ct46706176">
          <text:deletion>
            <office:change-info>
              <dc:creator>Unknown Author</dc:creator>
              <dc:date>2015-06-13T18:39:00</dc:date>
            </office:change-info>
            <text:p text:style-name="P2">,</text:p>
          </text:deletion>
        </text:changed-region>
        <text:changed-region xml:id="ct46545376" text:id="ct46545376">
          <text:deletion>
            <office:change-info>
              <dc:creator>Unknown Author</dc:creator>
              <dc:date>2015-06-13T18:39:00</dc:date>
            </office:change-info>
            <text:p text:style-name="P2">or at least mention</text:p>
          </text:deletion>
        </text:changed-region>
        <text:changed-region xml:id="ct47215888" text:id="ct47215888">
          <text:deletion>
            <office:change-info>
              <dc:creator>Unknown Author</dc:creator>
              <dc:date>2015-06-13T18:39:00</dc:date>
            </office:change-info>
            <text:p text:style-name="P2"><text:s/></text:p>
          </text:deletion>
        </text:changed-region>
        <text:changed-region xml:id="ct46869280" text:id="ct46869280">
          <text:deletion>
            <office:change-info>
              <dc:creator>Unknown Author</dc:creator>
              <dc:date>2015-06-13T18:39:00</dc:date>
            </office:change-info>
            <text:p text:style-name="P2">,</text:p>
          </text:deletion>
        </text:changed-region>
        <text:changed-region xml:id="ct46868512" text:id="ct46868512">
          <text:deletion>
            <office:change-info>
              <dc:creator>Unknown Author</dc:creator>
              <dc:date>2015-06-13T18:39:00</dc:date>
            </office:change-info>
            <text:p text:style-name="P2">(Tom, do you think it might be appropriate to introduce</text:p>
          </text:deletion>
        </text:changed-region>
        <text:changed-region xml:id="ct46599072" text:id="ct46599072">
          <text:insertion>
            <office:change-info>
              <dc:creator>James A. Bowery</dc:creator>
              <dc:date>2001-07-16T18:45:00</dc:date>
            </office:change-info>
          </text:insertion>
        </text:changed-region>
        <text:changed-region xml:id="ct46332448" text:id="ct46332448">
          <text:deletion>
            <office:change-info>
              <dc:creator>Unknown Author</dc:creator>
              <dc:date>2015-06-13T18:40:00</dc:date>
            </office:change-info>
            <text:p text:style-name="P3"><text:span text:style-name="T2">Please either reference where this is discussed/proven or discuss it a bit. <text:s/></text:span></text:p>
          </text:deletion>
        </text:changed-region>
        <text:changed-region xml:id="ct46416608" text:id="ct46416608">
          <text:insertion>
            <office:change-info>
              <dc:creator>James A. Bowery</dc:creator>
              <dc:date>2001-07-16T19:28:00</dc:date>
            </office:change-info>
          </text:insertion>
        </text:changed-region>
        <text:changed-region xml:id="ct46456848" text:id="ct46456848">
          <text:deletion>
            <office:change-info>
              <dc:creator>Unknown Author</dc:creator>
              <dc:date>2015-06-13T18:40:00</dc:date>
            </office:change-info>
            <text:p text:style-name="P4">is really first defined, and it is used so extensively, it bears nailing its definition securely.</text:p>
          </text:deletion>
        </text:changed-region>
        <text:changed-region xml:id="ct47328256" text:id="ct47328256">
          <text:deletion>
            <office:change-info>
              <dc:creator>Unknown Author</dc:creator>
              <dc:date>2015-06-13T18:40:00</dc:date>
            </office:change-info>
            <text:p text:style-name="P4"><text:s/></text:p>
          </text:deletion>
        </text:changed-region>
        <text:changed-region xml:id="ct46460592" text:id="ct46460592">
          <text:deletion>
            <office:change-info>
              <dc:creator>Unknown Author</dc:creator>
              <dc:date>2015-06-13T18:40:00</dc:date>
            </office:change-info>
            <text:p text:style-name="P4"><text:span text:style-name="T3">he </text:span><text:span text:style-name="T4"></text:span> sign</text:p>
          </text:deletion>
        </text:changed-region>
        <text:changed-region xml:id="ct46329600" text:id="ct46329600">
          <text:deletion>
            <office:change-info>
              <dc:creator>Unknown Author</dc:creator>
              <dc:date>2015-06-13T18:40:00</dc:date>
            </office:change-info>
            <text:p text:style-name="P4"><text:span text:style-name="T3">Since this is where t</text:span></text:p>
          </text:deletion>
        </text:changed-region>
        <text:changed-region xml:id="ct47325776" text:id="ct47325776">
          <text:deletion>
            <office:change-info>
              <dc:creator>Unknown Author</dc:creator>
              <dc:date>2015-06-13T18:40:00</dc:date>
            </office:change-info>
            <text:p text:style-name="P4"><text:span text:style-name="T3">. <text:s/></text:span></text:p>
          </text:deletion>
        </text:changed-region>
        <text:changed-region xml:id="ct46460096" text:id="ct46460096">
          <text:deletion>
            <office:change-info>
              <dc:creator>Unknown Author</dc:creator>
              <dc:date>2015-06-13T18:40:00</dc:date>
            </office:change-info>
            <text:p text:style-name="P4"><text:span text:style-name="T3">“Theorem 1” does not seem to be defined as such</text:span></text:p>
          </text:deletion>
        </text:changed-region>
        <text:changed-region xml:id="ct47334064" text:id="ct47334064">
          <text:deletion>
            <office:change-info>
              <dc:creator>Unknown Author</dc:creator>
              <dc:date>2015-06-13T18:40:00</dc:date>
            </office:change-info>
            <text:p text:style-name="P4"><text:s/>, ie: the null set is a subset of every set.</text:p>
          </text:deletion>
        </text:changed-region>
        <text:changed-region xml:id="ct47333872" text:id="ct47333872">
          <text:deletion>
            <office:change-info>
              <dc:creator>Unknown Author</dc:creator>
              <dc:date>2015-06-13T18:40:00</dc:date>
            </office:change-info>
            <text:p text:style-name="P4">”</text:p>
          </text:deletion>
        </text:changed-region>
        <text:changed-region xml:id="ct47333680" text:id="ct47333680">
          <text:deletion>
            <office:change-info>
              <dc:creator>Unknown Author</dc:creator>
              <dc:date>2015-06-13T18:40:00</dc:date>
            </office:change-info>
            <text:p text:style-name="P4">subset</text:p>
          </text:deletion>
        </text:changed-region>
        <text:changed-region xml:id="ct47333376" text:id="ct47333376">
          <text:deletion>
            <office:change-info>
              <dc:creator>Unknown Author</dc:creator>
              <dc:date>2015-06-13T18:40:00</dc:date>
            </office:change-info>
            <text:p text:style-name="P4">“</text:p>
          </text:deletion>
        </text:changed-region>
        <text:changed-region xml:id="ct47333184" text:id="ct47333184">
          <text:deletion>
            <office:change-info>
              <dc:creator>Unknown Author</dc:creator>
              <dc:date>2015-06-13T18:40:00</dc:date>
            </office:change-info>
            <text:p text:style-name="P4"><text:s/></text:p>
          </text:deletion>
        </text:changed-region>
        <text:changed-region xml:id="ct47330080" text:id="ct47330080">
          <text:deletion>
            <office:change-info>
              <dc:creator>Unknown Author</dc:creator>
              <dc:date>2015-06-13T18:40:00</dc:date>
            </office:change-info>
            <text:p text:style-name="P4"><text:s/>concept of</text:p>
          </text:deletion>
        </text:changed-region>
        <text:changed-region xml:id="ct47329888" text:id="ct47329888">
          <text:deletion>
            <office:change-info>
              <dc:creator>Unknown Author</dc:creator>
              <dc:date>2015-06-13T18:40:00</dc:date>
            </office:change-info>
            <text:p text:style-name="P4"><text:s/>sign differs from the</text:p>
          </text:deletion>
        </text:changed-region>
        <text:changed-region xml:id="ct47329616" text:id="ct47329616">
          <text:deletion>
            <office:change-info>
              <dc:creator>Unknown Author</dc:creator>
              <dc:date>2015-06-13T18:40:00</dc:date>
            </office:change-info>
            <text:p text:style-name="P4"><text:span text:style-name="T3">This may be a good opportunity to discuss exactly how the </text:span><text:span text:style-name="T4"></text:span></text:p>
          </text:deletion>
        </text:changed-region>
        <text:changed-region xml:id="ct47343440" text:id="ct47343440">
          <text:deletion>
            <office:change-info>
              <dc:creator>Unknown Author</dc:creator>
              <dc:date>2015-06-13T18:40:00</dc:date>
            </office:change-info>
            <text:p text:style-name="P3"><text:span text:style-name="T2">.</text:span></text:p>
          </text:deletion>
        </text:changed-region>
        <text:changed-region xml:id="ct47343248" text:id="ct47343248">
          <text:deletion>
            <office:change-info>
              <dc:creator>Unknown Author</dc:creator>
              <dc:date>2015-06-13T18:40:00</dc:date>
            </office:change-info>
            <text:p text:style-name="P3"><text:span text:style-name="T2">example</text:span></text:p>
          </text:deletion>
        </text:changed-region>
        <text:changed-region xml:id="ct47342080" text:id="ct47342080">
          <text:deletion>
            <office:change-info>
              <dc:creator>Unknown Author</dc:creator>
              <dc:date>2015-06-13T18:40:00</dc:date>
            </office:change-info>
            <text:p text:style-name="P3"><text:span text:style-name="T2">It is more important to include the example of cardinality 3 than the cardinality 1 </text:span></text:p>
          </text:deletion>
        </text:changed-region>
        <text:changed-region xml:id="ct47331312" text:id="ct47331312">
          <text:insertion>
            <office:change-info>
              <dc:creator>James A. Bowery</dc:creator>
              <dc:date>2001-07-16T19:43:00</dc:date>
            </office:change-info>
          </text:insertion>
        </text:changed-region>
        <text:changed-region xml:id="ct47330816" text:id="ct47330816">
          <text:deletion>
            <office:change-info>
              <dc:creator>Unknown Author</dc:creator>
              <dc:date>2015-06-13T18:40:00</dc:date>
            </office:change-info>
            <text:p text:style-name="P2">F by itself. <text:s/>How would one include E in that noun phrase?</text:p>
          </text:deletion>
        </text:changed-region>
        <text:changed-region xml:id="ct47332208" text:id="ct47332208">
          <text:deletion>
            <office:change-info>
              <dc:creator>Unknown Author</dc:creator>
              <dc:date>2015-06-13T18:40:00</dc:date>
            </office:change-info>
            <text:p text:style-name="P2"><text:s/>not </text:p>
          </text:deletion>
        </text:changed-region>
        <text:changed-region xml:id="ct47330288" text:id="ct47330288">
          <text:deletion>
            <office:change-info>
              <dc:creator>Unknown Author</dc:creator>
              <dc:date>2015-06-13T18:40:00</dc:date>
            </office:change-info>
            <text:p text:style-name="P2">–</text:p>
          </text:deletion>
        </text:changed-region>
        <text:changed-region xml:id="ct47193280" text:id="ct47193280">
          <text:deletion>
            <office:change-info>
              <dc:creator>Unknown Author</dc:creator>
              <dc:date>2015-06-13T18:40:00</dc:date>
            </office:change-info>
            <text:p text:style-name="P2">The “weight distribution on boxes of F” cannot be exactly right since this is with respect to E </text:p>
          </text:deletion>
        </text:changed-region>
        <text:changed-region xml:id="ct47337104" text:id="ct47337104">
          <text:insertion>
            <office:change-info>
              <dc:creator>James A. Bowery</dc:creator>
              <dc:date>2001-07-16T19:45:00</dc:date>
            </office:change-info>
          </text:insertion>
        </text:changed-region>
        <text:changed-region xml:id="ct45061232" text:id="ct45061232">
          <text:deletion>
            <office:change-info>
              <dc:creator>Unknown Author</dc:creator>
              <dc:date>2015-06-13T18:41:00</dc:date>
            </office:change-info>
            <text:p text:style-name="P2">, I might be able to get funding to pursue it.</text:p>
          </text:deletion>
        </text:changed-region>
        <text:changed-region xml:id="ct45061952" text:id="ct45061952">
          <text:deletion>
            <office:change-info>
              <dc:creator>Unknown Author</dc:creator>
              <dc:date>2015-06-13T18:41:00</dc:date>
            </office:change-info>
            <text:p text:style-name="P2">”</text:p>
          </text:deletion>
        </text:changed-region>
        <text:changed-region xml:id="ct45061760" text:id="ct45061760">
          <text:deletion>
            <office:change-info>
              <dc:creator>Unknown Author</dc:creator>
              <dc:date>2015-06-13T18:41:00</dc:date>
            </office:change-info>
            <text:p text:style-name="P2">topic</text:p>
          </text:deletion>
        </text:changed-region>
        <text:changed-region xml:id="ct47329264" text:id="ct47329264">
          <text:deletion>
            <office:change-info>
              <dc:creator>Unknown Author</dc:creator>
              <dc:date>2015-06-13T18:41:00</dc:date>
            </office:change-info>
            <text:p text:style-name="P2">“very large </text:p>
          </text:deletion>
        </text:changed-region>
        <text:changed-region xml:id="ct47329072" text:id="ct47329072">
          <text:deletion>
            <office:change-info>
              <dc:creator>Unknown Author</dc:creator>
              <dc:date>2015-06-13T18:41:00</dc:date>
            </office:change-info>
            <text:p text:style-name="P2"><text:s/>outline the work to be done on this </text:p>
          </text:deletion>
        </text:changed-region>
        <text:changed-region xml:id="ct47164336" text:id="ct47164336">
          <text:deletion>
            <office:change-info>
              <dc:creator>Unknown Author</dc:creator>
              <dc:date>2015-06-13T18:41:00</dc:date>
            </office:change-info>
            <text:p text:style-name="P2"><text:s/>simply</text:p>
          </text:deletion>
        </text:changed-region>
        <text:changed-region xml:id="ct47336224" text:id="ct47336224">
          <text:deletion>
            <office:change-info>
              <dc:creator>Unknown Author</dc:creator>
              <dc:date>2015-06-13T18:41:00</dc:date>
            </office:change-info>
            <text:p text:style-name="P2">This topic will turn out to be the key to making identity theory practical. <text:s/>If there is any way you c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text:span text:style-name="T8">Equalities and Quine Identities, Sections 1 </text:span><text:span text:style-name="T14">–</text:span><text:span text:style-name="T8"> 6. </text:span></text:h>
      <text:p text:style-name="P11">By Tom Etter</text:p>
      <text:p text:style-name="P1"><text:span text:style-name="T2">Boundary Institute, </text:span><text:change-start text:change-id="ct47109040"/><text:span text:style-name="T1">July 16, 2001</text:span><text:change-end text:change-id="ct47109040"/><text:change text:change-id="ct47109264"/></text:p>
      <text:p text:style-name="P11"/>
      <text:p text:style-name="P1"><text:span text:style-name="T2">Our exoteric slogan shall be: “</text:span><text:span text:style-name="T10">Identity precedes existence.</text:span><text:span text:style-name="T2">”</text:span></text:p>
      <text:p text:style-name="P11">Gian-Carlo Rota</text:p>
      <text:p text:style-name="P12"/>
      <text:p text:style-name="P12">Section 1. <text:s/>Standard languages and definite descriptions</text:p>
      <text:p text:style-name="P16"/>
      <text:p text:style-name="P7"><text:span text:style-name="T2"><text:tab/>Following Tarski and Quine</text:span><text:span text:style-name="T15">1</text:span><text:span text:style-name="T2">, we’ll define a </text:span><text:span text:style-name="T10">standard language</text:span><text:span text:style-name="T2"> as an artificial language built on the predicate calculus, and containing a finite set of primitive predicates subject to a certain set of axioms. <text:s/>Tarski also admitted names, compound singular terms, and functors, but Quine</text:span><text:span text:style-name="T15">1</text:span><text:span text:style-name="T2"> preferred to treat these as dispensable luxuries: </text:span></text:p>
      <text:p text:style-name="P2"/>
      <text:p text:style-name="P17"><text:span text:style-name="T2">“Chief among the omitted frills is the </text:span><text:span text:style-name="T10">name</text:span><text:span text:style-name="T2">. <text:s/>This again is a mere convenience and is strictly redundant, for the following reasons. <text:s/>Think of ‘</text:span><text:span text:style-name="T10">a</text:span><text:span text:style-name="T2">’ as a name, and think of </text:span><text:span text:style-name="T10">‘</text:span><text:span text:style-name="T2">F(</text:span><text:span text:style-name="T10">a</text:span><text:span text:style-name="T2">)’ as any sentence containing it. <text:s/>But clearly </text:span><text:span text:style-name="T10">‘</text:span><text:span text:style-name="T2">F(</text:span><text:span text:style-name="T10">a</text:span><text:span text:style-name="T2">)’ is equivalent to ‘(</text:span><text:span text:style-name="T4"></text:span><text:span text:style-name="T2">x)( </text:span><text:span text:style-name="T10">a = </text:span><text:span text:style-name="T2">x &amp; <text:s/>F</text:span><text:span text:style-name="T10">(</text:span><text:span text:style-name="T2">x</text:span><text:span text:style-name="T10">)</text:span><text:span text:style-name="T2">)’. <text:s/>We see from this that ‘</text:span><text:span text:style-name="T10">a</text:span><text:span text:style-name="T2">’ need never occur except in the context ‘</text:span><text:span text:style-name="T10">a</text:span><text:span text:style-name="T2"> =’. <text:s/>But we can as well render ‘</text:span><text:span text:style-name="T10">a</text:span><text:span text:style-name="T2"> =’ always as a simple predicate ‘A’, thus abandoning the name ‘</text:span><text:span text:style-name="T10">a</text:span><text:span text:style-name="T2">’. <text:s/></text:span><text:span text:style-name="T10">‘</text:span><text:span text:style-name="T2">F(</text:span><text:span text:style-name="T10">a</text:span><text:span text:style-name="T2">)’ gives way thus to ‘(</text:span><text:span text:style-name="T4"></text:span><text:span text:style-name="T2">x)(A(x) &amp; F(x))’, where the predicate ‘A’ is true solely of the object ‘a’.</text:span></text:p>
      <text:p text:style-name="P18"/>
      <text:p text:style-name="P18">“It may be objected that this paraphrase deprives us of an assurance of uniqueness that the name has afforded. <text:s/>It is understood that the name applies to only one object, whereas the predicate ‘A’ supposes no such condition. <text:s/>However, we lose nothing by this, since we can always stipulate by further sentences, when we wish, that ‘A’ is true of one and only one thing:</text:p>
      <text:p text:style-name="P18"/>
      <text:p text:style-name="P17"><text:span text:style-name="T2"><text:tab/>(</text:span><text:span text:style-name="T4"></text:span><text:span text:style-name="T2">x)A(x) &amp; ~ (</text:span><text:span text:style-name="T4"></text:span><text:span text:style-name="T2">x,y)(A(x) &amp; A(y) &amp; ~(x=y) )”</text:span></text:p>
      <text:p text:style-name="P18"/>
      <text:p text:style-name="P18">“(This identity sign “=” here would either count as one of the simple predicates of the language or be paraphrased in terms of them.)”</text:p>
      <text:p text:style-name="P2"/>
      <text:p text:style-name="P3"><text:span text:style-name="T2">Notice that there is no mention of an “identity sign” in the above definition of a standard language. <text:s/>The identity predicate x=y is ordinarily the first </text:span><text:span text:style-name="T10">particular predicate</text:span><text:span text:style-name="T2"> to be introduced into the context of pure logic, along with further assumptions that cannot be derived from the purely logical axioms and inference rules. <text:s/>The axioms of identity are quite strong, strong enough to define identity uniquely, in the sense that any other predicate satisfying them will be logically equivalent to x=y (see Quine</text:span><text:span text:style-name="T15">2</text:span><text:span text:style-name="T2">). First of all, identity is </text:span><text:span text:style-name="T10">reflexive</text:span><text:span text:style-name="T2">, </text:span><text:span text:style-name="T10">symmetric</text:span><text:span text:style-name="T2"> and </text:span><text:span text:style-name="T10">transitive</text:span><text:span text:style-name="T2">. <text:s/>Beyond that it must satisfy a meta-axiom called </text:span><text:span text:style-name="T10">substitutivity</text:span><text:span text:style-name="T2">, which says that substituting equals for equals in any sentence S does not change the truth value of S. Quine skips over these matters in his above cursory remarks about identity, since he will return to them in a later chapter</text:span><text:span text:style-name="T15">2</text:span><text:span text:style-name="T2">, as we’ll see below. <text:s/>The important thing for now is to be aware that our standard language </text:span><text:span text:style-name="T10">must</text:span><text:span text:style-name="T2"> contain an identity predicate if we are to eliminate names and noun phrases in the manner described </text:span><text:soft-page-break/><text:span text:style-name="T2">above. <text:s/>Even if we do admit names, we still need identity to define </text:span><text:span text:style-name="T10">definite descriptive terms</text:span><text:span text:style-name="T2"> like “The Mayor of New York”, or </text:span><text:span text:style-name="T10">indefinite descriptive terms</text:span><text:span text:style-name="T2"> like “x</text:span><text:span text:style-name="T15">2</text:span><text:span text:style-name="T2">+y</text:span><text:span text:style-name="T15">2</text:span><text:span text:style-name="T2">” which represent functions.</text:span></text:p>
      <text:p text:style-name="P2"/>
      <text:p text:style-name="P3"><text:span text:style-name="T2">In a nutshell, without </text:span><text:span text:style-name="T10">identity</text:span><text:span text:style-name="T2"> it’s impossible in a standard language to say anything about </text:span><text:span text:style-name="T10">anything in particular</text:span><text:span text:style-name="T2">.</text:span></text:p>
      <text:p text:style-name="P2"/>
      <text:p text:style-name="P2"/>
      <text:p text:style-name="P12">Section 2. <text:s/>Leibniz’ principle rescued by Quine</text:p>
      <text:p text:style-name="P2"/>
      <text:p text:style-name="P2"><text:tab/>The concept of identity has been a puzzle for philosophers since ancient times. <text:s/>Can you step in the same river twice? <text:s/>Is the butterfly the same animal as the caterpillar that turned into it? <text:s/>Or, as this kind of example suggested to some philosophers, is the very notion of self-identity a mistake?</text:p>
      <text:p text:style-name="P2"/>
      <text:p text:style-name="P3"><text:span text:style-name="T2">Leibniz did an end run around such questions by defining identity simply as </text:span><text:span text:style-name="T10">indistinguishability</text:span><text:span text:style-name="T2">. <text:s/>What, then, does it mean that A and B are indistinguishable? <text:s/>For Leibniz it means simply that every property of A is a property of B and vice versa. <text:s/>This way of putting it runs into logical trouble, though. <text:s/>For one thing, the notion of </text:span><text:span text:style-name="T10">all</text:span><text:span text:style-name="T2"> properties, taken naively, leads to Russell’s paradox, and there seems to be no way around this that does not also give up the absoluteness and universality of identity. <text:s/>And it is far from clear how his principle should be applied to relational properties like x is taller than John, or x lives in America.</text:span></text:p>
      <text:p text:style-name="P2"/>
      <text:p text:style-name="P3"><text:span text:style-name="T2">Quine, in his essay “The Scope of Logic”</text:span><text:span text:style-name="T15">2</text:span><text:span text:style-name="T2">, solved both these problems, and by so doing transformed Leibniz’ principle into an important tool of symbolic logic. <text:s text:c="2"/>First of all, he eliminated the problem of </text:span><text:span text:style-name="T10">all</text:span><text:span text:style-name="T2"> properties by limiting the universe of discourse to identity in a particular standard language, as expressed by the predicate x=y. This saves us from having to face the metaphysical question of whether the same notion of identity applies to everything. <text:s/>Indeed, if we accept his view of names and definite descriptions as dispensable luxuries, then the notion of identity is</text:span><text:span text:style-name="T10"> logically prior</text:span><text:span text:style-name="T2"> to the notion of </text:span><text:span text:style-name="T10">thing</text:span><text:span text:style-name="T2">. <text:s/>Second, he clearly separated what Leibniz </text:span><text:span text:style-name="T10">required</text:span><text:span text:style-name="T2"> of identity, which is that identical things cannot be distinguished, from Leibniz’ </text:span><text:span text:style-name="T10">definition</text:span><text:span text:style-name="T2"> of identity, which is that identical things have all their properties in common. <text:s/>The former is given by the principle of </text:span><text:span text:style-name="T10">substitutivity</text:span><text:span text:style-name="T2">, a basic working rule without which the predicate calculus would be irrelevant to mathematics. <text:s/>The latter, as we saw, is far from adequate. <text:s text:c="2"/>Quine’s new, and I believe deep, insight involved translating “all properties” into a new idiom that incorporates the subtleties of relational logic as captured by the predicate calculus.</text:span></text:p>
      <text:p text:style-name="P2"/>
      <text:p text:style-name="P7"><text:span text:style-name="T2"><text:tab/>A one-place predicate P(x) in a standard language will be called a </text:span><text:span text:style-name="T10">property</text:span><text:span text:style-name="T2">. <text:s text:c="2"/>Imagine a standard language L whose only primitive predicate is the property P(x). <text:s/>How do we find an identity x=y that would satisfy substitutivity in L? <text:s/>Here Quine follows Leibniz exactly, </text:span><text:span text:style-name="T10">in context</text:span><text:span text:style-name="T2">. <text:s/>That is, he applies Leibniz’ principle that x=y means that x and y have the same properties to the only property in sight, which is P. <text:s/>Therefore x=y means that x and y either both have, or don’t have, P. <text:s/>In symbols:</text:span></text:p>
      <text:p text:style-name="P2"/>
      <text:p text:style-name="P7"><text:soft-page-break/><text:span text:style-name="T2"><text:s/>x=y <text:s/>means P(x) </text:span><text:span text:style-name="T4"></text:span><text:span text:style-name="T2"> P(y)</text:span></text:p>
      <text:p text:style-name="P2"/>
      <text:p text:style-name="P2">It is easy to see that x=y satisfies substitutivity for all sentences constructed from P, and that, in this simple world, there are at most two distinguishable objects, i.e. if neither y nor z is equal to x then y equals z.</text:p>
      <text:p text:style-name="P2"/>
      <text:p text:style-name="P7"><text:span text:style-name="T2"><text:tab/>Suppose that instead of P alone we let L have several properties P</text:span><text:span text:style-name="T16">1, </text:span><text:span text:style-name="T2">P</text:span><text:span text:style-name="T16">2</text:span><text:span text:style-name="T2"> …P</text:span><text:span text:style-name="T16">n </text:span><text:span text:style-name="T2">as its primitives. For x and y to be equal, then, each of the P</text:span><text:span text:style-name="T16">i</text:span><text:span text:style-name="T2"> must either hold of both x and y, or of neither. <text:s text:c="2"/>In symbols:</text:span></text:p>
      <text:p text:style-name="P2"/>
      <text:p text:style-name="P7"><text:span text:style-name="T2">x=y means </text:span><text:span text:style-name="T4"></text:span><text:span text:style-name="T2">i( P</text:span><text:span text:style-name="T16">i</text:span><text:span text:style-name="T2">(x) </text:span><text:span text:style-name="T4"></text:span><text:span text:style-name="T2"> P</text:span><text:span text:style-name="T16">i</text:span><text:span text:style-name="T2">(y) )</text:span></text:p>
      <text:p text:style-name="P2"/>
      <text:p text:style-name="P7"><text:span text:style-name="T2"><text:tab/>There is something not quite right here. <text:s/></text:span><text:span text:style-name="T4"></text:span><text:span text:style-name="T2">i ( P</text:span><text:span text:style-name="T16">i</text:span><text:span text:style-name="T2">(x) </text:span><text:span text:style-name="T4"></text:span><text:span text:style-name="T2"> P</text:span><text:span text:style-name="T16">i</text:span><text:span text:style-name="T2">(y) ) is not a statement </text:span><text:span text:style-name="T10">within</text:span><text:span text:style-name="T2"> the language L, but rather a meta-statement </text:span><text:span text:style-name="T10">about</text:span><text:span text:style-name="T2"> the predicates of <text:s/>L. <text:s/>However, we can make a statement within L that says essentially the same thing about x and y by thinking of the collection of properties P</text:span><text:span text:style-name="T16">i</text:span><text:span text:style-name="T2"> as a “variable” property within L.</text:span></text:p>
      <text:p text:style-name="P2"/>
      <text:p text:style-name="P3"><text:span text:style-name="T2">What do we mean by a “variable” property? <text:s/>Another word for “variable” here is “relational”. <text:s text:c="2"/>Consider the property of being an American. <text:s/>We Americans set alongside this supreme blessing the lesser alternatives of being an Englishman, a German, a Ukrainian, an Afghani, etc. <text:s/>All of these, however, come under the umbrella of something more neutral, which is a certain </text:span><text:span text:style-name="T10">relationship</text:span><text:span text:style-name="T2"> between a nation and a person. <text:s text:c="2"/>We say “x is a citizen of y” to express the </text:span><text:span text:style-name="T10">type</text:span><text:span text:style-name="T2"> of this relationship. <text:s/>We can convert this type into the </text:span><text:span text:style-name="T10">class</text:span><text:span text:style-name="T2"> of nationalities by thinking of y as a property </text:span><text:span text:style-name="T10">index</text:span><text:span text:style-name="T2"> that ranges over being American, being German, being Ukrainian, being Afghani etc.</text:span></text:p>
      <text:p text:style-name="P15"/>
      <text:p text:style-name="P3"><text:span text:style-name="T2">This kind of conversion is reversible, and applying it in reverse to P</text:span><text:span text:style-name="T16">i</text:span><text:span text:style-name="T2">(x) will give us a two-place predicate P(x,i) which we can reasonably allow to be within L. <text:s/>When we do this, each particular number i turns P(x,i) into the </text:span><text:span text:style-name="T10">one-place predicate</text:span><text:span text:style-name="T2"> P</text:span><text:span text:style-name="T16">i</text:span><text:span text:style-name="T2">(x), i.e. P(x,1) becomes P</text:span><text:span text:style-name="T16">1</text:span><text:span text:style-name="T2">, P(x,2) becomes P</text:span><text:span text:style-name="T16">2</text:span><text:span text:style-name="T2">, P(x,3) becomes P</text:span><text:span text:style-name="T16">3</text:span><text:span text:style-name="T2"> etc. We can then rewrite the above definition of x=y using quantification within L:</text:span></text:p>
      <text:p text:style-name="P13"/>
      <text:p text:style-name="P7"><text:span text:style-name="T2">x=y means </text:span><text:span text:style-name="T4"></text:span><text:span text:style-name="T2">i( P(x,i) </text:span><text:span text:style-name="T4"></text:span><text:span text:style-name="T2"> P(y,i) )</text:span></text:p>
      <text:p text:style-name="P2"/>
      <text:p text:style-name="P7"><text:span text:style-name="T2"><text:tab/>Of course our language L now contains the single two-place predicate P(x,i) instead of several one-place predicates, so the question arises as to whether x=y satisfies substitutivity in this modified L. <text:s/>The answer is, in most cases, no. <text:s/>However, the answer is yes if we confine substitution to the </text:span><text:span text:style-name="T10">first place</text:span><text:span text:style-name="T2"> of P. <text:s/>Indeed that’s just what the above definition says: <text:s/>No matter what the value of i, if x = y, we don’t change the truth-value of P by substituting y for x in the first place. <text:s text:c="2"/>The equality x=y is only a </text:span><text:span text:style-name="T10">partial</text:span><text:span text:style-name="T2"> identity in L, which only works for first-place items, so let’s indicate this by rewriting it as First(x=y). <text:s/>Clearly we can construct a similar partial identity for the second place of P:</text:span></text:p>
      <text:p text:style-name="P2"/>
      <text:p text:style-name="P7"><text:span text:style-name="T2">First(x=y) means </text:span><text:span text:style-name="T4"></text:span><text:span text:style-name="T2">i( P(x,i) </text:span><text:span text:style-name="T4"></text:span><text:span text:style-name="T2"> P(y,i) )</text:span></text:p>
      <text:p text:style-name="P2"/>
      <text:p text:style-name="P7"><text:span text:style-name="T2">Second(x=y) means </text:span><text:span text:style-name="T4"></text:span><text:span text:style-name="T2">i( P(i,x) </text:span><text:span text:style-name="T4"></text:span><text:span text:style-name="T2"> P(i,y) )</text:span></text:p>
      <text:p text:style-name="P2"><text:soft-page-break/></text:p>
      <text:p text:style-name="P3"><text:span text:style-name="T5">If x and y are interchangeable in both the first </text:span><text:span text:style-name="T9">and</text:span><text:span text:style-name="T5"> second places of P, then of course they can be interchanged at any place in any expression in P. <text:s/>This means that their conjunction is a </text:span><text:span text:style-name="T9">complete</text:span><text:span text:style-name="T5"> identity for L, i.e.:</text:span></text:p>
      <text:p text:style-name="P4"/>
      <text:p text:style-name="P4">x=y means First(x=y) &amp; Second(x=y)</text:p>
      <text:p text:style-name="P4"/>
      <text:p text:style-name="P7"><text:span text:style-name="T5"><text:tab/>This is how Quine saved Leibniz’ principle. <text:s/>If we want to translate Quine into something closer to Leibniz</text:span><text:span text:style-name="T8">’ own </text:span><text:span text:style-name="T5">language, we could say that all properties of x fall into two classes indexed by i, namely P(x,i) and P(i,x), and that y is identical to x means that x and y have the same properties.</text:span></text:p>
      <text:p text:style-name="P4"/>
      <text:p text:style-name="P4"><text:tab/>Here is a more precise definition of some of the terms we have been using followed by a summary of the more general situation.</text:p>
      <text:p text:style-name="P13"><text:s/></text:p>
      <text:p text:style-name="P7"><text:span text:style-name="T11">Equality defined. </text:span><text:span text:style-name="T5"><text:s/>An </text:span><text:span text:style-name="T9">equality</text:span><text:span text:style-name="T5"> is a two-place predicate that is reflexive, symmetric and transitive, i.e.</text:span></text:p>
      <text:p text:style-name="P4"/>
      <text:list xml:id="list3755106474151951829" text:style-name="WW8Num4">
        <text:list-item>
          <text:p text:style-name="P22">x=x </text:p>
        </text:list-item>
        <text:list-item>
          <text:p text:style-name="P22">If x=y then y=x</text:p>
        </text:list-item>
        <text:list-item>
          <text:p text:style-name="P22">If x=y and y=z then x=z.</text:p>
        </text:list-item>
      </text:list>
      <text:p text:style-name="P4"/>
      <text:p text:style-name="P7"><text:span text:style-name="T11">Identity defined.</text:span><text:span text:style-name="T5"> <text:s/>Within a particular domain of discourse, an equality will be called an </text:span><text:span text:style-name="T9">identity</text:span><text:span text:style-name="T5"> if it satisfies the principle of </text:span><text:span text:style-name="T9">substitutivity</text:span><text:span text:style-name="T5">, which says that substituting equals for equals does not change truth-values, or, to put it more formally: </text:span></text:p>
      <text:p text:style-name="P4"/>
      <text:p text:style-name="P7"><text:span text:style-name="T11">The principle of substitutivity: </text:span><text:span text:style-name="T5">Let S and S’ be two sentences in which y is not a bound variable, and that are the same except for S’ having y in place of the free variable x of S; then x=y </text:span><text:span text:style-name="T4"></text:span><text:span text:style-name="T5"> (S </text:span><text:span text:style-name="T4"></text:span><text:span text:style-name="T5"> S’). <text:s/></text:span></text:p>
      <text:p text:style-name="P2"/>
      <text:p text:style-name="P7"><text:span text:style-name="T12">Role</text:span><text:span text:style-name="T2">. <text:s/>A </text:span><text:span text:style-name="T10">role</text:span><text:span text:style-name="T2"> in a standard language L is defined as a place in a predicate of L. <text:s/>If that predicate is primitive, we speak of the role as primitive.</text:span></text:p>
      <text:p text:style-name="P2"/>
      <text:p text:style-name="P7"><text:span text:style-name="T12">Role identity.</text:span><text:span text:style-name="T2"> <text:s/>Let x be the variable in a role r in a predicate P and let y, z, .. be the variables in its other roles. <text:s/>Then the role identity R(x=x’) is defined by </text:span><text:span text:style-name="T4"></text:span><text:span text:style-name="T2">y,z,..( P(x) </text:span><text:span text:style-name="T4"></text:span><text:span text:style-name="T2"> P(x’) ), where the parens containing x and x’ refer to the role r.</text:span></text:p>
      <text:p text:style-name="P2"/>
      <text:p text:style-name="P7"><text:span text:style-name="T12">Quine identity of a predicate:</text:span><text:span text:style-name="T2"> <text:s/>The conjunction of all role identities for that predicate.</text:span></text:p>
      <text:p text:style-name="P2"/>
      <text:p text:style-name="P7"><text:span text:style-name="T12">Quine’s theorem.</text:span><text:span text:style-name="T2"> <text:s/>The conjunction of all role identities in a set of predicates satisfies substitutivity for all sentences compounded from those predicates. <text:s/>In particular, the conjunction of all primitive role identities in a standard language L is an identity for L.</text:span></text:p>
      <text:p text:style-name="P2"/>
      <text:p text:style-name="P7"><text:span text:style-name="T2"><text:tab/>In the article cited</text:span><text:span text:style-name="T15">2</text:span><text:span text:style-name="T2">, Quine introduced partial identities only in order to show that (complete) identity can always be defined within a standard language, and need not be given as a primitive. <text:s/>His nominal point, which was essentially rhetorical, is that we </text:span><text:soft-page-break/><text:span text:style-name="T2">should think of identity as belonging to logic itself. <text:s/>Whether or not we are convinced by his argument, we must admire its cogency. <text:s/>But, far more, we must admire the profundity of what his argument revealed about the connection between identity and predication. <text:s/>The sections to come will explore that connection further.</text:span></text:p>
      <text:p text:style-name="P2"/>
      <text:p text:style-name="P2"/>
      <text:p text:style-name="P12">Section 3. <text:s/>Predicates, open sentences and roles</text:p>
      <text:p text:style-name="P2"><text:change text:change-id="ct46839568"/><text:change text:change-id="ct46740048"/><text:change text:change-id="ct47220176"/><text:change text:change-id="ct46837024"/><text:change text:change-id="ct46836768"/><text:change text:change-id="ct46706176"/><text:change text:change-id="ct46545376"/><text:change text:change-id="ct47215888"/><text:change text:change-id="ct46869280"/><text:change text:change-id="ct46868512"/></text:p>
      <text:p text:style-name="P7"><text:span text:style-name="T2"><text:tab/>We have so far been rather casual about the distinction between predicates and open sentences, i.e., sentences that contain free variables. <text:s/>However, when we come to the </text:span><text:span text:style-name="T10">compounding</text:span><text:span text:style-name="T2"> of predicates, and how this relates to role and Quine identities, such casualness can lead us astray. <text:s/></text:span></text:p>
      <text:p text:style-name="P2"/>
      <text:p text:style-name="P3"><text:span text:style-name="T2">Predicates are usually given by open sentences, as when we speak of “the ordering predicate x&lt;y” etc. <text:s/>The variables x and y don’t belong to that predicate itself, however, and we could just as well say “the ordering predicate z&lt;w”, even though z&lt;w asserts something very different from x&lt;y (to drive this point home, contrast the sentences “x&lt;y &amp; x&lt;y” with the sentence “x&lt;y &amp; z&lt;w”.) <text:s/>What we mean by the </text:span><text:span text:style-name="T10">predicate itself</text:span><text:span text:style-name="T2"> characterizes a whole class of open sentences that are in some sense logically the same. <text:s text:c="2"/>We’ll now spell this out. <text:s/></text:span></text:p>
      <text:p text:style-name="P15"/>
      <text:p text:style-name="P3"><text:span text:style-name="T2"><text:s/>The definitions below apply to sentences in a fixed standard language L. <text:s/>Such </text:span><text:span text:style-name="T12">s</text:span><text:span text:style-name="T2">entences are expressions constructed out of </text:span><text:span text:style-name="T10">primitive</text:span><text:span text:style-name="T2"> sentences using Boolean operators and quantifiers. <text:s/>That is, a sentence is either a primitive sentence, or it is of the form ~S, or it is of the form S&amp;T, or it is of the form </text:span><text:span text:style-name="T4"></text:span><text:span text:style-name="T2">xS. </text:span></text:p>
      <text:p text:style-name="P2"/>
      <text:p text:style-name="P7"><text:span text:style-name="T12">Open and closed sentences:</text:span><text:span text:style-name="T2"> <text:s/>An </text:span><text:span text:style-name="T10">open</text:span><text:span text:style-name="T2"> sentence is a sentence containing free variables. <text:s/>A </text:span><text:span text:style-name="T10">closed</text:span><text:span text:style-name="T2"> sentence is a sentence without free variables. <text:s/>The </text:span><text:span text:style-name="T10">closure</text:span><text:span text:style-name="T2"> of an open sentence S, written </text:span><text:span text:style-name="T4"></text:span><text:span text:style-name="T2">S, is defined as the sentence that results from universally quantifying all of the free variables in S. </text:span></text:p>
      <text:p text:style-name="P2"/>
      <text:p text:style-name="P3"><text:span text:style-name="T2">The definition of standard language includes certain </text:span><text:span text:style-name="T10">logical axioms</text:span><text:span text:style-name="T2"> that define the algebra of the Boolean operators and lay down rules governing the adding, removing and distributing of quantifiers</text:span><text:span text:style-name="T15">3</text:span><text:span text:style-name="T2">. <text:s/>One consequence of these axioms is that the truth-value of a closed sentence does not depend on the choice of its variables, i.e. if closed sentences S and T are alike except for a one-one substitution of variables, then S </text:span><text:span text:style-name="T4"></text:span><text:span text:style-name="T2"> T.</text:span></text:p>
      <text:p text:style-name="P2"/>
      <text:p text:style-name="P7"><text:span text:style-name="T12">Proofs and theorems defined.</text:span><text:span text:style-name="T2"> <text:s/>A </text:span><text:span text:style-name="T10">proof</text:span><text:span text:style-name="T2"> is a series of sentences in which each member is either an axiom, or is </text:span><text:span text:style-name="T4"></text:span><text:span text:style-name="T2">xS for prior S, or is T for prior S and (S</text:span><text:span text:style-name="T4"></text:span><text:span text:style-name="T2">T). <text:s/>A </text:span><text:span text:style-name="T10">theorem</text:span><text:span text:style-name="T2"> is the last sentence in a proof. <text:s/></text:span></text:p>
      <text:p text:style-name="P2"/>
      <text:p text:style-name="P3"><text:span text:style-name="T2">It can be shown that S is a theorem if and only if </text:span><text:span text:style-name="T4"></text:span><text:span text:style-name="T2">S is a theorem. <text:s/>This usually justifies omitting outer universal quantifiers on theorems, though sometimes we may add them for rhetorical purposes, or to prevent the free variables of S from “capturing” other free variables in the context.</text:span></text:p>
      <text:p text:style-name="P19"><text:soft-page-break/><text:span text:style-name="T12">Logical equivalence defined.</text:span><text:span text:style-name="T2"> The sentence S is called </text:span><text:span text:style-name="T10">logically equivalent</text:span><text:span text:style-name="T2"> to sentence T if S </text:span><text:span text:style-name="T4"></text:span><text:span text:style-name="T2">T is a theorem.</text:span></text:p>
      <text:p text:style-name="P19"><text:span text:style-name="T12">Isomorphism defined.</text:span><text:span text:style-name="T2"> <text:s/>We say that sentence S is </text:span><text:span text:style-name="T10">isomorphic</text:span><text:span text:style-name="T2"> to sentence T if there is a one-one replacement of the free variables of T by the free variables of S that produces a sentence T’ that is logically equivalent to S, i.e., such that S </text:span><text:span text:style-name="T4"></text:span><text:span text:style-name="T2">T’ is a theorem. <text:s/>Such a replacement is called an </text:span><text:span text:style-name="T10">isomorphism</text:span><text:span text:style-name="T2"> from S to T.</text:span></text:p>
      <text:p text:style-name="P19"><text:span text:style-name="T12">Predicate defined.</text:span><text:span text:style-name="T2"> <text:s text:c="2"/>A predicate is an equivalence class of isomorphic sentences.</text:span></text:p>
      <text:p text:style-name="P2"/>
      <text:p text:style-name="P3"><text:span text:style-name="T2">Primitive open sentences that differ only in the choice of variables, like x&lt;y and z&lt;w above, are obviously isomorphic. <text:s/>However, the isomorphism of compound sentences is not always so obvious. <text:s/>For instance, x&lt;y is isomorphic to </text:span><text:span text:style-name="T4"></text:span><text:span text:style-name="T2">u(u&lt;w &amp; z=u). <text:s/>To prove this, however, we cannot just make simple substitutions, but must also take into account the axiom x=x for equality in order to prove logical equivalence. <text:s/>The syntactical concept of predicate is more complicated than is generally realized.</text:span></text:p>
      <text:p text:style-name="P2"/>
      <text:p text:style-name="P3"><text:span text:style-name="T2">This complexity becomes more evident when we think about the meaning of </text:span><text:span text:style-name="T10">places</text:span><text:span text:style-name="T2"> in a predicate. <text:s/>For primitives, the place number is simply given by fiat, 1, 2, 3 etc., corresponding to the typographical order in which you write the variables. <text:s/>But this doesn’t work very well for compound predicates. <text:s/>Take, for instance, the sentence </text:span><text:span text:style-name="T4"></text:span><text:span text:style-name="T2">z(z&lt;y &amp; z=x). <text:s/>It is not only isomorphic but is logically equivalent to x&lt;y, and yet it introduces y before x. <text:s/>Suppose you are given a compound sentence which has no isomorphic primitive; how do you determine the order of its places? </text:span></text:p>
      <text:p text:style-name="P15"/>
      <text:p text:style-name="P3"><text:span text:style-name="T2">In practice, we make this determination by defining a new symbol that </text:span><text:span text:style-name="T10">abbreviates</text:span><text:span text:style-name="T2"> the compound sentence. <text:s/>For instance, let’s define the symbol Foo. </text:span></text:p>
      <text:p text:style-name="P2"/>
      <text:p text:style-name="P7"><text:span text:style-name="T2">Foo(y,x) <text:s/>:= <text:s/></text:span><text:span text:style-name="T4"></text:span><text:span text:style-name="T2">z(z&lt;y &amp; z=x)</text:span></text:p>
      <text:p text:style-name="P2"/>
      <text:p text:style-name="P3"><text:span text:style-name="T2">Foo is like a primitive predicate in that its place order is determined by fiat. <text:s/>In the above example this coincides with the order of y and x in the defining sentence. But does this arbitrary order then extend to the whole isomorphism class? <text:s/>If not, it doesn’t belong to the predicate itself. <text:s/>But if it does, then what happens when someone discovers that Foo(y,x) </text:span><text:span text:style-name="T4"></text:span><text:span text:style-name="T2"> x&lt;y? <text:s/>Remember, Foo and &lt; are isomorphic. <text:s/>And yet Foo reverses the order of places; in effect, it defines x&gt;y. <text:s/>If we let Foo determine place order for its isomorphism class, we contradict the decision of whoever chose the place order for the primitive symbol “&lt;”. <text:s/>But we have already used this earlier decision in constructing the sentence that defines the place order of Foo! <text:s/>Thus the practice of defining predicate places by introducing new “pseudo-primitive” symbols can lead to contradictions, and, in more complicated cases, these could be very hard to find.</text:span></text:p>
      <text:p text:style-name="P2"/>
      <text:p text:style-name="P7"><text:span text:style-name="T2"><text:tab/>This brings us back to roles</text:span><text:span text:style-name="T10">.</text:span><text:span text:style-name="T2"> <text:s/>Recall that a </text:span><text:span text:style-name="T10">role</text:span><text:span text:style-name="T2"> in a standard language L is defined as a place in a predicate of L. <text:s/>But now it seems that the very concept of place, applied to predicates, has become wobbly if not outright self-contradictory. <text:s/>What then happens to the concept of role?</text:span></text:p>
      <text:p text:style-name="P2"><text:soft-page-break/></text:p>
      <text:p text:style-name="P7"><text:span text:style-name="T2"><text:tab/>I believe that, in this, we have been confusing the follower with the leader. <text:s/>We have been treating a place as something given by an</text:span><text:span text:style-name="T10"> identity number</text:span><text:span text:style-name="T2">, and defined the role as the place. <text:s/>And yet what really defines that place is the range of opportunities and restrictions that it affords its occupant x. <text:s/>A place is a </text:span><text:span text:style-name="T10">job</text:span><text:span text:style-name="T2">; if x gets that job, then x has assumed a </text:span><text:span text:style-name="T10">role,</text:span><text:span text:style-name="T2"> and it is this role that distinguishes this particular place from the others.</text:span></text:p>
      <text:p text:style-name="P2"/>
      <text:p text:style-name="P2"><text:tab/>It would seem, then, that we should start out with roles rather than places. What, then, are roles? <text:s/>Given our definition of predicates as isomorphism classes, it is natural to define roles in terms of isomorphism too. <text:s/>First we define places in sentences, then we use isomorphism to connect places in different sentences, and then we define a role as that which connected places have in common.</text:p>
      <text:p text:style-name="P2"/>
      <text:p text:style-name="P7"><text:span text:style-name="T12">Place:</text:span><text:span text:style-name="T2"> <text:s/>An ordered pair &lt;S,x&gt;, where S is an open sentence and x is free in S.</text:span></text:p>
      <text:p text:style-name="P2"/>
      <text:p text:style-name="P7"><text:span text:style-name="T12">Isomorphic places.</text:span><text:span text:style-name="T2"> <text:s/>&lt;S,x&gt; <text:s/>is isomorphic to &lt;S’,y&gt; if there is an isomorphism from S to S’ that takes x onto y.</text:span></text:p>
      <text:p text:style-name="P2"/>
      <text:p text:style-name="P7"><text:span text:style-name="T12">Role:</text:span><text:span text:style-name="T2"> <text:s/>An isomorphism class of places.</text:span></text:p>
      <text:p text:style-name="P2"/>
      <text:p text:style-name="P7"><text:span text:style-name="T2"><text:tab/>Notice that with this definition, a </text:span><text:span text:style-name="T10">symmetric</text:span><text:span text:style-name="T2"> predicate like equality has only one role, even though the sentence “x=y” has two places. <text:s/>Thus to specify the places in a predicate we must not only give specify the roles in that predicate, but for each role we must specify its </text:span><text:span text:style-name="T10">multiplicity</text:span><text:span text:style-name="T2">, which is gotten by looking at the permutation group on the variables of a representative sentence corresponding to the automorphism group on that sentence. <text:s/>Thus a symmetric two-place predicate has one role with multiplicity two. <text:s/>We’ll encounter more complicated multiplicities in the next section. <text:s/>Notice that no harm is done if you accidentally reverse two places having the same role.</text:span></text:p>
      <text:p text:style-name="P2"/>
      <text:p text:style-name="P7"><text:span text:style-name="T2"><text:tab/>Now that we have a logically clean definition of roles that doesn’t depend on the accidents of word order in our sentences, there is no reason not to assign index numbers to a predicate’s roles as a way of keeping track of them. <text:s/>We can even do this in the usual way, which is to introduce pseudo-primitive defined symbols. <text:s/>However, the usual infix notation for predicates will have to be modified for this purpose, since it shows an order of places without grouping them according to their roles. <text:s/>For instance, suppose P(x,y,z) means x+y &gt; z, which is symmetric in x and y but is not symmetric in x and z. <text:s/>P then has three places but only two roles, that shared by x and y and that of z. <text:s/>To show this in our notation, let’s introduce </text:span><text:span text:style-name="T10">semicolon</text:span><text:span text:style-name="T2"> as a </text:span><text:span text:style-name="T10">role</text:span><text:span text:style-name="T2"> </text:span><text:span text:style-name="T10">separator</text:span><text:span text:style-name="T2">. <text:s/>Our example P would thus become P(x,y; z). <text:s/>The general rule is that a set of variables separated by semicolons corresponds to a role, and the order of these role sets defines role order. <text:s/>The order within a set is arbitrary.</text:span></text:p>
      <text:p text:style-name="P2"/>
      <text:p text:style-name="P2"><text:tab/>But, it may be objected, isn’t there still the danger that an abbreviation could, as in our example, mistakenly assign wrong numbers to the roles in a predicate? <text:s/>Of course, but now the mistake is only an accidental clash of several arbitrary choices, and has no bearing on the definition and determination of the roles and places themselves. </text:p>
      <text:p text:style-name="P2"><text:soft-page-break/></text:p>
      <text:p text:style-name="P7"><text:span text:style-name="T2"><text:tab/>The above definition of roles is a special case of a broader concept. <text:s/>So far we have only considered roles in “simple” predicates, i.e. predicates taken as unexamined wholes. <text:s text:c="2"/>But in a </text:span><text:span text:style-name="T10">compound</text:span><text:span text:style-name="T2"> predicate, seen </text:span><text:span text:style-name="T10">as</text:span><text:span text:style-name="T2"> a compound, these are the just the </text:span><text:span text:style-name="T10">exposed</text:span><text:span text:style-name="T2"> roles, and there is also a whole network of </text:span><text:span text:style-name="T10">hidden</text:span><text:span text:style-name="T2"> roles that belong to the component predicates. <text:s/>A role in the company of its hidden roots and branches has a richer structure than a surface role taken by itself, and the study of such </text:span><text:span text:style-name="T10">situated </text:span><text:span text:style-name="T2">roles is a new and larger topic, which we will not deal with here. </text:span></text:p>
      <text:p text:style-name="P2"/>
      <text:p text:style-name="P7"><text:span text:style-name="T2"><text:tab/>In conclusion, let’s briefly revisit the concept of </text:span><text:span text:style-name="T10">role identity</text:span><text:span text:style-name="T2">. <text:s/>In the last section, roles were simply defined as places in open sentences, since we had not yet distinguished sentences from predicates. <text:s/>We saw that each place uniquely defines an equality predicate that satisfies substitutivity for that place, which we called a role </text:span><text:span text:style-name="T10">identity</text:span><text:span text:style-name="T2"> predicate. <text:s/>What happens to this definition now that we have redefined roles in a way that allows several places to have the same role? <text:s/>Fortunately, it adapts gracefully to the change, since the construction that defines the role identity predicate of a specified place gives the same role identity predicate to all places having the same role.</text:span></text:p>
      <text:p text:style-name="P2"/>
      <text:p text:style-name="P12"/>
      <text:p text:style-name="P12">Section 4. Equality, equality logic and cardinality</text:p>
      <text:p text:style-name="P2"/>
      <text:p text:style-name="P7"><text:span text:style-name="T2"><text:tab/>We’ve just seen that it is important to clearly distinguish a predicate as such from the open sentences that, so-to-speak, </text:span><text:span text:style-name="T10">embody</text:span><text:span text:style-name="T2"> that predicate. <text:s/>In particular, we must distinguish equalities as </text:span><text:span text:style-name="T10">predicates</text:span><text:span text:style-name="T2"> from open sentences like E(x=y). <text:s/>To avoid confusion here we need some new notation. <text:s/>Be aware that some of this new notation does not belong to the object language L but to its metalanguage.</text:span></text:p>
      <text:p text:style-name="P2"/>
      <text:p text:style-name="P7"><text:span text:style-name="T12">Simple equality sentences.</text:span><text:span text:style-name="T2"> <text:s/>If E is an equality predicate, let E(x=y) be the sentence that asserts that E holds of x and y. <text:s/>E(x=y) and its variants E(z=w) etc. will be called </text:span><text:span text:style-name="T10">simple</text:span><text:span text:style-name="T2"> in E. <text:s/>Note that E itself may have been defined by a compound sentence or other complex construction, but in this situation it acts simply, like an abbreviation.</text:span></text:p>
      <text:p text:style-name="P2"/>
      <text:p text:style-name="P7"><text:span text:style-name="T12">Define</text:span><text:span text:style-name="T2"> </text:span><text:span text:style-name="T12">Pred(S)</text:span><text:span text:style-name="T2"> to be the predicate of the sentence S. <text:s/>If P = Pred(S), we say that S </text:span><text:span text:style-name="T10">represents</text:span><text:span text:style-name="T2"> the predicate P. <text:s/>Note that Pred(E(x=y) ) = E.</text:span></text:p>
      <text:p text:style-name="P2"/>
      <text:p text:style-name="P7"><text:span text:style-name="T12">Equality. <text:s/></text:span><text:span text:style-name="T2">We’ll follow our usage in Section 2 and take the term </text:span><text:span text:style-name="T10">equality</text:span><text:span text:style-name="T2"> to mean equality predicate, so long as no ambiguity threatens.</text:span></text:p>
      <text:p text:style-name="P2"/>
      <text:p text:style-name="P7"><text:span text:style-name="T2"><text:tab/>In Section 2 we referred to the </text:span><text:span text:style-name="T10">conjunction</text:span><text:span text:style-name="T2"> of equalities, but this is not a well-defined concept, since a Boolean operator applies to sentences, not to predicates, and the resulting sentence depends on how the variables in its components overlap. <text:s/>We’ll clear up this ambiguity as follows:</text:span></text:p>
      <text:p text:style-name="P2"/>
      <text:p text:style-name="P7"><text:span text:style-name="T12">Conjunction EF of equalities E and F.</text:span><text:span text:style-name="T2"> <text:s text:c="2"/>Define EF to mean Pred(E(x=y) &amp; F(x=y)). <text:s text:c="2"/></text:span></text:p>
      <text:p text:style-name="P2"/>
      <text:p text:style-name="P3"><text:soft-page-break/><text:span text:style-name="T2">We are using a new symbol for predicate conjunction so as not to confuse it with open sentence conjunction, which has a very different meaning. <text:s/>What about the other Boolean operators? <text:s text:c="2"/>It turns out that we can disregard them, since only conjunction creates equalities out of equalities.</text:span><text:change-start text:change-id="ct46599072"/><text:span text:style-name="T2"> </text:span><text:change-end text:change-id="ct46599072"/><text:change text:change-id="ct46332448"/></text:p>
      <text:p text:style-name="P15"/>
      <text:p text:style-name="P3"><text:span text:style-name="T2">The sentence EF(x=y) is to be regarded as simple in EF, in contrast to the logically equivalent sentence E(x=y) &amp; F(x=y), which is </text:span><text:span text:style-name="T10">compound</text:span><text:span text:style-name="T2"> in E and in F.</text:span></text:p>
      <text:p text:style-name="P2"/>
      <text:p text:style-name="P7"><text:span text:style-name="T12">Equality logic:</text:span><text:span text:style-name="T2"> The algebra of equalities under conjunction and identity.</text:span></text:p>
      <text:p text:style-name="P2"/>
      <text:p text:style-name="P3"><text:span text:style-name="T2">It might seem strange that in this context we bring in </text:span><text:span text:style-name="T10">identity</text:span><text:span text:style-name="T2"> without comment. <text:s/>However, recall that equality logic belongs to our informal meta-language, where we discuss </text:span><text:span text:style-name="T10">objects</text:span><text:span text:style-name="T2"> like sentences, predicates and roles using the identity symbol “=” in its naive sense. <text:s/>Note that from the definition of predicate it follows that E=F if and only if E(x=y) is logically equivalent to F(x=y).</text:span></text:p>
      <text:p text:style-name="P2"/>
      <text:p text:style-name="P7"><text:span text:style-name="T12">Theorem 4.2.</text:span><text:span text:style-name="T2"> <text:s/>EE = E, EF = FE and E(FG) = (EF)G. <text:s/>This follows immediately from the same rules for conjunction.</text:span></text:p>
      <text:p text:style-name="P2"/>
      <text:p text:style-name="P2"><text:tab/>We now come to a key defined concept in identity logic, which is the predicate analogue of implication for sentences:</text:p>
      <text:p text:style-name="P2"/>
      <text:p text:style-name="P7"><text:span text:style-name="T12">Refinement defined.</text:span><text:span text:style-name="T2"> <text:s text:c="2"/>E </text:span><text:span text:style-name="T4"></text:span><text:span text:style-name="T2"> F, read “E refines F”, means EF = E.</text:span></text:p>
      <text:p text:style-name="P2"/>
      <text:p text:style-name="P2"><text:tab/>From this definition plus Theorem 1 it follows that EF also refines F.<text:change-start text:change-id="ct46416608"/></text:p>
      <text:p text:style-name="P4"><text:change-end text:change-id="ct46416608"/><text:change text:change-id="ct46456848"/><text:change text:change-id="ct47328256"/><text:change text:change-id="ct46460592"/><text:change text:change-id="ct46329600"/><text:change text:change-id="ct47325776"/><text:change text:change-id="ct46460096"/><text:span text:style-name="T3"/></text:p>
      <text:p text:style-name="P2"/>
      <text:p text:style-name="P2"/>
      <text:p text:style-name="P7"><text:span text:style-name="T12">Theorem 4.3.</text:span><text:span text:style-name="T2"> <text:s/>E</text:span><text:span text:style-name="T4"></text:span><text:span text:style-name="T2"> F if and only if ( E(x=y) </text:span><text:span text:style-name="T4"></text:span><text:span text:style-name="T2"> F(x=y) ) is a theorem of L. <text:s/></text:span></text:p>
      <text:p text:style-name="P2"/>
      <text:p text:style-name="P7"><text:span text:style-name="T12">Theorem 4.4.</text:span><text:span text:style-name="T2"> <text:s/>If E </text:span><text:span text:style-name="T4"></text:span><text:span text:style-name="T2"> F and F is an identity then E = F (see Quine</text:span><text:span text:style-name="T15">2</text:span><text:span text:style-name="T2">).</text:span></text:p>
      <text:p text:style-name="P4"><text:change text:change-id="ct47334064"/><text:change text:change-id="ct47333872"/><text:change text:change-id="ct47333680"/><text:change text:change-id="ct47333376"/><text:change text:change-id="ct47333184"/><text:change text:change-id="ct47330080"/><text:change text:change-id="ct47329888"/><text:change text:change-id="ct47329616"/><text:span text:style-name="T4"/></text:p>
      <text:p text:style-name="P2"/>
      <text:p text:style-name="P7"><text:span text:style-name="T2"><text:tab/>In the context of set theory, an equality predicate defines an </text:span><text:span text:style-name="T10">equivalence relation</text:span><text:span text:style-name="T2"> on a given set that </text:span><text:span text:style-name="T10">partitions</text:span><text:span text:style-name="T2"> that set into subsets. <text:s/>Since there are no sets in our present formalism – indeed there are no objects of any kind – the idea of a partition has no meaning. <text:s/>Nevertheless, we can always assert of a given equality predicate that it puts things into 2 boxes, or 3 boxes, or n boxes for any given n. <text:s/></text:span></text:p>
      <text:p text:style-name="P2"/>
      <text:p text:style-name="P15">Here is how to say that E puts everything into one of two boxes, i.e. that its can distinguish between two things but no more:</text:p>
      <text:p text:style-name="P15"/>
      <text:p text:style-name="P7"><text:span text:style-name="T4"></text:span><text:span text:style-name="T2">x,y~E(x=y) &amp; </text:span><text:span text:style-name="T4"></text:span><text:span text:style-name="T2">x,y,z(E(x=y) v E(x=z) v E(y=z) ) </text:span></text:p>
      <text:p text:style-name="P15"/>
      <text:p text:style-name="P3"><text:span text:style-name="T2">There is a similar construction for every number. <text:s/>For instance, </text:span><text:span text:style-name="T4"></text:span><text:span text:style-name="T2">x,y(E(x=y)) says that E makes no distinctions at all, i.e. it puts everything into a single box (there must be </text:span><text:soft-page-break/><text:span text:style-name="T2">at least one box since the axiom </text:span><text:span text:style-name="T4"></text:span><text:span text:style-name="T2">xE(x=x) implies </text:span><text:span text:style-name="T4"></text:span><text:span text:style-name="T2">xE(x=x).) <text:s/>The statements for three or more boxes are considerably longer, but the idea is the same:</text:span><text:change text:change-id="ct47343440"/><text:change text:change-id="ct47343248"/><text:change text:change-id="ct47342080"/></text:p>
      <text:p text:style-name="P2"/>
      <text:p text:style-name="P7"><text:span text:style-name="T12">Cardinality.</text:span><text:span text:style-name="T2"> <text:s/>To say that the cardinality of E is n requires a statement in L with two clauses, the first saying that there exist n unequal things and the second saying that at least two out of any n+1 things must be equal. <text:s/>If it is provable that E has a certain cardinality n, we say that E is finite. <text:s/>If it is provable that no such n exists, then we say that E is infinite.</text:span></text:p>
      <text:p text:style-name="P2"/>
      <text:p text:style-name="P7"><text:span text:style-name="T12">Theorem 4.5.</text:span><text:span text:style-name="T2"> <text:s/>If E is finite and E </text:span><text:span text:style-name="T4"></text:span><text:span text:style-name="T2"> F then F is finite.</text:span></text:p>
      <text:p text:style-name="P2"/>
      <text:p text:style-name="P7"><text:span text:style-name="T2"><text:tab/>If E refines F and E is finite, then it makes sense to specify how many boxes of E are in each box of F. <text:s/>Dividing these numbers by their sum yields a </text:span><text:span text:style-name="T10">weight distribution</text:span><text:span text:style-name="T2"> on the boxes of F, which in certain contexts may represent a probability distribution.</text:span><text:change-start text:change-id="ct47331312"/></text:p>
      <text:p text:style-name="P2"><text:change-end text:change-id="ct47331312"/><text:change text:change-id="ct47330816"/><text:change text:change-id="ct47332208"/><text:change text:change-id="ct47330288"/><text:change text:change-id="ct47193280"/></text:p>
      <text:p text:style-name="P2"/>
      <text:p text:style-name="P7"><text:span text:style-name="T12">Approximate equality.</text:span><text:span text:style-name="T2"> <text:s/>If we are given E, F and G such that E </text:span><text:span text:style-name="T4"></text:span><text:span text:style-name="T2"> F and E </text:span><text:span text:style-name="T4"></text:span><text:span text:style-name="T2"> G and we can find the weights on FG, then these weights constitute a joint distribution on the boxes of F and G from which we can calculate their degree of correlation. <text:s/>If they are closely enough correlated, we speak of F and G as approximately the same equalities.</text:span></text:p>
      <text:p text:style-name="P2"/>
      <text:p text:style-name="P7"><text:span text:style-name="T2"><text:tab/>The theory of weights in identity theory is a very large topic that we have only briefly touched on here. <text:s/>A number of theorems relating to quantum mechanics have been proved in </text:span><text:span text:style-name="T15">4</text:span><text:span text:style-name="T2"> and </text:span><text:span text:style-name="T15">5</text:span><text:span text:style-name="T2">. <text:s/>One thing that looks promising is the prospect of a logically precise definition of </text:span><text:span text:style-name="T10">vagueness</text:span><text:span text:style-name="T2"> that doesn’t require vagueness to be a precisely defined number.</text:span><text:change-start text:change-id="ct47337104"/></text:p>
      <text:p text:style-name="P2"><text:change-end text:change-id="ct47337104"/><text:change text:change-id="ct45061232"/><text:change text:change-id="ct45061952"/><text:change text:change-id="ct45061760"/><text:change text:change-id="ct47329264"/><text:change text:change-id="ct47329072"/><text:change text:change-id="ct47164336"/><text:change text:change-id="ct47336224"/></text:p>
      <text:p text:style-name="P2"/>
      <text:p text:style-name="P2"/>
      <text:p text:style-name="P12">Section 5. <text:s/>Role identities and Quine identities </text:p>
      <text:p text:style-name="P2"/>
      <text:p text:style-name="P2"><text:s/><text:tab/>We’ll now return to our main topic, which is identity. <text:s text:c="2"/>In this brief section we’ll clean up some of the definitions that were given in Section 2, and list some important elementary theorems.</text:p>
      <text:p text:style-name="P2"/>
      <text:p text:style-name="P7"><text:span text:style-name="T12">Define Role(S,x)</text:span><text:span text:style-name="T2"> to be the role of the place x in the sentence S.</text:span></text:p>
      <text:p text:style-name="P2"/>
      <text:p text:style-name="P7"><text:span text:style-name="T12">Place identity predicate.</text:span><text:span text:style-name="T2"> <text:s/>If x is a free variable in the sentence S whose other free variables are y,z,… <text:s/>Define E(x=w) to mean </text:span><text:span text:style-name="T4"></text:span><text:span text:style-name="T2">y,z…(S </text:span><text:span text:style-name="T4"></text:span><text:span text:style-name="T2"> S’) ), where S’ is like S except for containing the new variable w in place of x (by </text:span><text:span text:style-name="T10">new</text:span><text:span text:style-name="T2"> is meant that w doesn’t occur in S). <text:s/>Then the place identity predicate of x is defined as Pred(E(x=w)).</text:span></text:p>
      <text:p text:style-name="P2"/>
      <text:p text:style-name="P7"><text:span text:style-name="T12">Theorem 5.1.</text:span><text:span text:style-name="T2"> <text:s/>If two places represent the same role, they have the same place identity predicate.</text:span></text:p>
      <text:p text:style-name="P2"/>
      <text:p text:style-name="P7"><text:span text:style-name="T12">Role identity predicate.</text:span><text:span text:style-name="T2"> <text:s/>The role identity predicate of role r, written Rip(r), is the place identity predicate of any place whose role is r.</text:span></text:p>
      <text:p text:style-name="P2"><text:soft-page-break/></text:p>
      <text:p text:style-name="P7"><text:span text:style-name="T12">Theorem 5.2. </text:span><text:span text:style-name="T2"><text:s text:c="2"/>Rip(r) satisfies substitutivity for any place representing r.</text:span></text:p>
      <text:p text:style-name="P2"/>
      <text:p text:style-name="P7"><text:span text:style-name="T12">Quine identity predicate.</text:span><text:span text:style-name="T2"> <text:s/>Given a predicate P, the Quine identity predicate of P, written Qip(P), is defined as the conjunction of all role identity predicates of P. <text:s/>Simple identity sentences representing Qip(P) will be written as equalities headed by P, e.g. P(x=y).</text:span></text:p>
      <text:p text:style-name="P2"/>
      <text:p text:style-name="P7"><text:span text:style-name="T12">Theorem 5.3. <text:s/></text:span><text:span text:style-name="T2">Qip(P) satisfies substitutivity for any sentence representing P</text:span></text:p>
      <text:p text:style-name="P13"/>
      <text:p text:style-name="P7"><text:span text:style-name="T12">Theorem 5.4.</text:span><text:span text:style-name="T2"> <text:s/>If S is a compound sentence whose component predicates are P, Q, R … then the conjunction of the Quine identities of P, Q, R… satisfies substitutivity for S.</text:span></text:p>
      <text:p text:style-name="P2"/>
      <text:p text:style-name="P7"><text:span text:style-name="T2"><text:tab/>What this theorem tells us is that we can construct an identity that works for the language generated by any set of predicates simply by conjoining their Quine identities. <text:s/>To put it another way, any language has a definable </text:span><text:span text:style-name="T10">intrinsic</text:span><text:span text:style-name="T2"> identity, whether or not that identity is given as a primitive. <text:s/>This is what led Quine to say that identity belongs to logic.</text:span></text:p>
      <text:p text:style-name="P2"><text:tab/></text:p>
      <text:p text:style-name="P15">We must be careful, however, not to interpret this as meaning that we never need identity as a primitive. <text:s/>Suppose the standard language L has a primitive identity “=” , along with other primitives P, Q, R… <text:s/>It’s true, we can ignore “=” in defining an equality E that works as an identity for sentences in P, Q, R… alone. <text:s/>However, there is no reason why this E should work for sentences that also include “=”. <text:s/>In general, “=” will refine E, but will not be the same as E. <text:s/>However, if we conjoin the Quine identities of all predicates, including “=”, the result will be “=”; this follows from:</text:p>
      <text:p text:style-name="P2"/>
      <text:p text:style-name="P7"><text:span text:style-name="T12">Theorem 5.4.</text:span><text:span text:style-name="T2"> <text:s text:c="2"/>The Quine identity of an equality is that equality itself.</text:span></text:p>
      <text:p text:style-name="P2"/>
      <text:p text:style-name="P7"><text:span text:style-name="T12">Quine identity of a standard language L:</text:span><text:span text:style-name="T2"> <text:s/>The conjunction of all Quine identities of the predicates of L, or equivalently, the conjunction of all role identities of L..</text:span></text:p>
      <text:p text:style-name="P2"/>
      <text:p text:style-name="P2"/>
      <text:p text:style-name="P12">Section 6. <text:s/>Local languages and relative identity</text:p>
      <text:p text:style-name="P2"/>
      <text:p text:style-name="P2"><text:tab/>So far we have only been considering equality and identity within a single standard language L. <text:s/>We have just seen, however, that L always has a “global” identity that refines, and in a sense dominates, all the others. <text:s/>Why, then, should we think of these lesser equalities as identities at all? <text:s/>Aren’t they merely equivalence predicates that create partitions among the objects discriminated by the global identity of L?</text:p>
      <text:p text:style-name="P2"/>
      <text:p text:style-name="P2"><text:tab/>This is a fair criticism. <text:s/>However, what it is really a criticism of is our habit as logicians of bounding our horizon by a single standard language. <text:s/>We do nothing of the sort in everyday life when we move around from place to place carrying with us predicates like left and right, up and down, near and far etc. whose “axioms” are constantly changing. <text:s/>At most a standard language can give us a snapshot of where we are now, and we can reflect at leisure on what that snapshot has revealed. <text:s/>But the way we <text:soft-page-break/>actually use language involves dealing with many snapshots in ways that interrelate what they present, or have presented, or will present, or could present. <text:s/>And through this ongoing interplay of presences and absences there run myriad threads of identity.</text:p>
      <text:p text:style-name="P2"/>
      <text:p text:style-name="P7"><text:span text:style-name="T2"><text:tab/>So-called standard language is really not language at all but a structure that embodies in a purified form the “logical grammar” of language. <text:s/>Its discovery was a profound accomplishment, just as geometry was, but we don’t </text:span><text:span text:style-name="T10">speak</text:span><text:span text:style-name="T2"> its so-called sentences any more than we eat circles or build our houses out of triangles and squares. <text:s/>This being duly noted, we can now see that our project regarding identity is not to turn standard language into a better descriptive language, but rather, to find its place in a grammar that better captures the “logical dynamics” of language as it is, or should be, spoken and written.</text:span></text:p>
      <text:p text:style-name="P2"/>
      <text:p text:style-name="P7"><text:span text:style-name="T2"><text:tab/>A standard language only addresses itself to what is </text:span><text:span text:style-name="T10">present</text:span><text:span text:style-name="T2">. <text:s/>And yet the languages we actually use are full of words that express the contrast between presence and absence, words like “this”, “that”, “here”, “there”, “elsewhere”, “nowhere”, “hidden”, “revealed”, “now”, “then”, “yesterday”, “another time”, “past”, “someday”, “tomorrow” etc., and of course “present” and “absent” themselves. <text:s/>Standard grammar, as formalized by the predicate calculus plus identity, cannot easily accommodate these words. <text:s/>How, in a standard language, would you say “Here today and gone tomorrow” or “That species no longer exists”? <text:s text:c="2"/>A standard language can only </text:span><text:span text:style-name="T10">tell it the way it is</text:span><text:span text:style-name="T2">, so-to-speak; what it gives us is a </text:span><text:span text:style-name="T10">presentation</text:span><text:span text:style-name="T2">.</text:span></text:p>
      <text:p text:style-name="P2"/>
      <text:p text:style-name="P7"><text:span text:style-name="T2"><text:tab/>There have been numerous attempts to remedy this situation by replacing standard logic by <text:s/>“tensed” logics, etc. <text:s/>What we’ll do here, however, is quite different. We’ll keep standard language as the grammar of </text:span><text:span text:style-name="T10">single</text:span><text:span text:style-name="T2"> presentations, but add a new grammar having to do with how multiple presentations relate to each other.</text:span></text:p>
      <text:p text:style-name="P2"/>
      <text:p text:style-name="P7"><text:span text:style-name="T12">Presentation:</text:span><text:span text:style-name="T2"> <text:s/>A </text:span><text:span text:style-name="T10">local</text:span><text:span text:style-name="T2"> artificial language built on the predicate calculus, and containing a finite set of primitive predicates subject to a certain set of axioms.</text:span></text:p>
      <text:p text:style-name="P2"/>
      <text:p text:style-name="P7"><text:span text:style-name="T2"><text:tab/>This is the definition we gave in Section 1 for a standard language, with the added qualification that the language be </text:span><text:span text:style-name="T10">local</text:span><text:span text:style-name="T2">. <text:s text:c="2"/>But what does local mean? <text:s/>To some extent this is a technical issue that has yet to be settled. <text:s/>In essence, though, it means </text:span><text:span text:style-name="T10">in the company</text:span><text:span text:style-name="T2"> </text:span><text:span text:style-name="T10">of</text:span><text:span text:style-name="T2"> other </text:span><text:span text:style-name="T10">related</text:span><text:span text:style-name="T2"> local languages with which it can </text:span><text:span text:style-name="T10">aggregate</text:span><text:span text:style-name="T2"> into a larger whole. <text:s/></text:span></text:p>
      <text:p text:style-name="P2"/>
      <text:p text:style-name="P3"><text:span text:style-name="T2">What’s most important is that we define these linguistic relationships broadly enough so that two presentations need not be forced to share the same </text:span><text:span text:style-name="T10">identity predicate</text:span><text:span text:style-name="T2">. <text:s/>We must even allow that two presentations have identities that lack a common </text:span><text:span text:style-name="T10">refinement</text:span><text:span text:style-name="T2">, in which case we’ll speak of the two presentations as </text:span><text:span text:style-name="T10">estranged</text:span><text:span text:style-name="T2">.</text:span></text:p>
      <text:p text:style-name="P2"/>
      <text:p text:style-name="P7"><text:span text:style-name="T2"><text:tab/>Two such estranged presentations cannot both have the focus; only one can </text:span><text:span text:style-name="T10">present</text:span><text:span text:style-name="T2"> what is present. <text:s/>That is, they cannot both be linguistic parts of a larger presentation, for if they were, its finer-grained identity would necessarily refine theirs. <text:s/>Therefore at least one of them must be about what is </text:span><text:span text:style-name="T10">absent</text:span><text:span text:style-name="T2">, or partially absent. <text:s/>We have thus arrived at a new concept: </text:span><text:span text:style-name="T10">logical absence</text:span><text:span text:style-name="T2">.</text:span></text:p>
      <text:p text:style-name="P2"><text:soft-page-break/></text:p>
      <text:p text:style-name="P7"><text:span text:style-name="T2"><text:tab/>It’s helpful to think of a presentation as like a </text:span><text:span text:style-name="T10">window</text:span><text:span text:style-name="T2">, as in Windows. <text:s/>There is always one, and only one, window that has the so-called </text:span><text:span text:style-name="T10">focus</text:span><text:span text:style-name="T2">; that’s the window that opens on the present. <text:s/>Other windows have had, or will have, or could have, the focus, but those out-of-focus windows that are still in view serve only to keep us in touch with functionality that is for the time being </text:span><text:span text:style-name="T10">absent</text:span><text:span text:style-name="T2">. <text:s/>Within a window there are degrees of presence; there is the </text:span><text:span text:style-name="T10">selection</text:span><text:span text:style-name="T2">, which delineates what we now want to deal with all at once, and there is the </text:span><text:span text:style-name="T10">cursor</text:span><text:span text:style-name="T2">, which is at the center of our attention. <text:s/>Both these things have their linguistic parallels, though we shouldn’t labor the analogy.</text:span></text:p>
      <text:p text:style-name="P2"/>
      <text:p text:style-name="P2">von Neumann \</text:p>
      <text:p text:style-name="P2">relative identity </text:p>
      <text:p text:style-name="P2">relative names and descriptions. <text:s/>Relative ontology.</text:p>
      <text:p text:style-name="P2">Etc.<text:tab/></text:p>
      <text:p text:style-name="P2"/>
      <text:p text:style-name="P12">Section 7. <text:s/>Functional predicates and homomorphism </text:p>
      <text:p text:style-name="P12"/>
      <text:p text:style-name="P12">Section 8. <text:s/>The expressiveness theorem </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Tahoma"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6in"/>
        </style:tab-stops>
      </style:paragraph-properties>
      <style:text-properties style:font-name="Arial" fo:font-family="Arial" style:font-family-generic="swiss" style:font-pitch="variable" fo:font-size="12pt" style:font-name-asian="Arial Unicode MS" style:font-family-asian="'Arial Unicode MS', Tahoma" style:font-family-generic-asian="swiss" style:font-pitch-asian="variable" style:font-size-asian="12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4pt" fo:font-weight="bold" style:font-name-asian="Arial Unicode MS" style:font-family-asian="'Arial Unicode MS', Tahoma" style:font-family-generic-asian="swiss" style:font-pitch-asian="variable" style:font-size-asian="14pt" style:font-weight-asian="bold" style:font-name-complex="Arial" style:font-family-complex="Arial" style:font-family-generic-complex="swiss" style:font-pitch-complex="variable" style:font-size-complex="12pt" style:font-weight-complex="bold"/>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Tahoma" style:font-family-generic="swiss" style:font-pitch="variable" fo:font-size="12pt" style:font-name-asian="Arial Unicode MS" style:font-family-asian="'Arial Unicode MS', Tahoma" style:font-family-generic-asian="swiss" style:font-pitch-asian="variable" style:font-size-asian="12pt" style:font-name-complex="Arial Unicode MS" style:font-family-complex="'Arial Unicode MS', Tahoma" style:font-family-generic-complex="swiss" style:font-pitch-complex="variable"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917in" fo:text-indent="-0.25in" fo:margin-left="0.2917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917in" fo:text-indent="-0.1252in" fo:margin-left="1.2917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917in" fo:text-indent="-0.1252in" fo:margin-left="2.7917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917in" fo:text-indent="-0.25in" fo:margin-left="3.7917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917in" fo:text-indent="-0.1252in" fo:margin-left="4.2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917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draw:frame draw:style-name="Mfr1" draw:name="Frame2" text:anchor-type="paragraph" svg:y="0.0008in" draw:z-index="25"><draw:text-box fo:min-height="0.0228in" fo:min-width="0.0161in"><text:p text:style-name="Header"><text:span text:style-name="Page_20_Number"><text:page-number text:select-page="current">13</text:page-number></text:span></text:p><text:p text:style-name="Header"/></draw:text-box></draw:frame></text:p>
      </style:header>
      <style:footer>
        <text:p text:style-name="MP2"><draw:frame draw:style-name="Mfr1" draw:name="Frame1" text:anchor-type="paragraph" svg:y="0.0008in" draw:z-index="12"><draw:text-box fo:min-height="0.0228in" fo:min-width="0.0161in"><text:p text:style-name="Footer"><text:span text:style-name="Page_20_Number"><text:page-number text:select-page="current">13</text:page-number></text:span></text:p><text:p text:style-name="Footer"/></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pendix on identity</dc:title>
    <meta:initial-creator>Tom Etter</meta:initial-creator>
    <meta:creation-date>2001-07-13T14:28:00</meta:creation-date>
    <dc:date>2015-06-13T18:47:07.665730450</dc:date>
    <meta:editing-cycles>5</meta:editing-cycles>
    <meta:editing-duration>PT8H57M</meta:editing-duration>
    <meta:generator>LibreOffice/4.2.8.2$Linux_X86_64 LibreOffice_project/420m0$Build-2</meta:generator>
    <meta:document-statistic meta:table-count="0" meta:image-count="0" meta:object-count="0" meta:page-count="13" meta:paragraph-count="132" meta:word-count="5844" meta:character-count="33662" meta:non-whitespace-character-count="27662"/>
  </office:meta>
</office:document-meta>
</file>